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900" table:style-name="ce1">
            <text:p>900</text:p>
          </table:table-cell>
          <table:table-cell table:number-columns-repeated="2" table:style-name="ce1"/>
          <table:table-cell office:value-type="float" office:value="900" table:formula="of:=[.E2]" table:style-name="ce1">
            <text:p>9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table:number-columns-repeated="3" table:style-name="ce1"/>
          <table:table-cell office:value-type="float" office:value="0" table:formula="of:=[.E4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100" table:style-name="ce1">
            <text:p>1100</text:p>
          </table:table-cell>
          <table:table-cell table:number-columns-repeated="2" table:style-name="ce1"/>
          <table:table-cell office:value-type="float" office:value="1100" table:formula="of:=[.E5]" table:style-name="ce1">
            <text:p>1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7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9]" table:style-name="ce1">
            <text:p>11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10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12]" table:style-name="ce1">
            <text:p>9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14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80" table:formula="of:=[.E21]" table:style-name="ce1">
            <text:p>1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30" table:style-name="ce1">
            <text:p>330</text:p>
          </table:table-cell>
          <table:table-cell table:number-columns-repeated="2" table:style-name="ce1"/>
          <table:table-cell office:value-type="float" office:value="330" table:formula="of:=[.E22]" table:style-name="ce1">
            <text:p>33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3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24]" table:style-name="ce1">
            <text:p>5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25]" table:style-name="ce1">
            <text:p>4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6]" table:style-name="ce1">
            <text:p>15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27]" table:style-name="ce1">
            <text:p>11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32]" table:style-name="ce1">
            <text:p>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3" table:style-name="ce1"/>
          <table:table-cell office:value-type="float" office:value="0" table:formula="of:=[.E33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3" table:style-name="ce1"/>
          <table:table-cell office:value-type="float" office:value="0" table:formula="of:=[.E34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30" table:formula="of:=[.E36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37]" table:style-name="ce1">
            <text:p>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300" table:style-name="ce1">
            <text:p>300</text:p>
          </table:table-cell>
          <table:table-cell table:number-columns-repeated="2" table:style-name="ce1"/>
          <table:table-cell office:value-type="float" office:value="300" table:formula="of:=[.E38]" table:style-name="ce1">
            <text:p>3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float" office:value="90" table:formula="of:=[.E41]" table:style-name="ce1">
            <text:p>9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520" table:style-name="ce1">
            <text:p>520</text:p>
          </table:table-cell>
          <table:table-cell table:number-columns-repeated="2" table:style-name="ce1"/>
          <table:table-cell office:value-type="float" office:value="520" table:formula="of:=[.E43]" table:style-name="ce1">
            <text:p>52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100" table:style-name="ce1">
            <text:p>1100</text:p>
          </table:table-cell>
          <table:table-cell table:number-columns-repeated="2" table:style-name="ce1"/>
          <table:table-cell office:value-type="float" office:value="1100" table:formula="of:=[.E44]" table:style-name="ce1">
            <text:p>11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20" table:style-name="ce1">
            <text:p>120</text:p>
          </table:table-cell>
          <table:table-cell table:number-columns-repeated="2" table:style-name="ce1"/>
          <table:table-cell office:value-type="float" office:value="120" table:formula="of:=[.E45]" table:style-name="ce1">
            <text:p>12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table:number-columns-repeated="3" table:style-name="ce1"/>
          <table:table-cell office:value-type="float" office:value="0" table:formula="of:=[.E48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formula="of:=[.E50]" table:style-name="ce1">
            <text:p>12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52]" table:style-name="ce1">
            <text:p>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752" table:formula="of:=SUM([.E2:.E54])" table:style-name="ce20">
            <text:p>5752</text:p>
          </table:table-cell>
          <table:table-cell table:number-columns-repeated="2" table:style-name="ce1"/>
          <table:table-cell office:value-type="float" office:value="5740" table:formula="of:=SUM([.H2:.H54])" table:style-name="ce20">
            <text:p>5740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8-19T08:14:20Z</dc:date>
    <meta:print-date>2025-07-12T11:57:59Z</meta:print-date>
    <meta:editing-cycles>178</meta:editing-cycles>
    <meta:editing-duration>PT291734S</meta:editing-duration>
  </office:meta>
</office:document-meta>
</file>